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reatePullPoint.destroyPullPoint( String addre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CreatePullPoint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reatePullPoint.createPullPointName( org . oasis_open . docs . wsn . b_2 . CreatePullPoint createPullPointReque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CreatePullPoint.handleCreatePullPoint( org . oasis_open . docs . wsn . b_2 . CreatePullPoint createPullPointRequest , EndpointManager manag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AbstractCreatePullPoint.create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reatePullPoint.AbstractCreatePullPoi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CreatePullPoint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reatePullPoint.createPullPoint( @ WebParam ( name = "CreatePullPoint" , targetNamespace = "http://docs.oasis-open.org/wsn/b-2" , partName = "CreatePullPointRequest" ) org . oasis_open . docs . wsn . b_2 . CreatePullPoint createPullPoint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